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4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V functions – Audio systems</text:h>
      <text:p text:style-name="Standard"/>
      <text:h text:style-name="Heading_20_1" text:outline-level="1">Select Source</text:h>
      <text:p text:style-name="Standard"/>
      <text:p text:style-name="Standard">Where possible select destination(s)</text:p>
      <text:p text:style-name="Standard"/>
      <text:p text:style-name="P5">information:</text:p>
      <text:p text:style-name="Standard"/>
      <text:p text:style-name="Standard"><text:tab/>source name, destination list</text:p>
      <text:h text:style-name="Heading_20_2" text:outline-level="2">Basic</text:h>
      <text:p text:style-name="Standard"/>
      <text:list text:style-name="L1">
        <text:list-item>
          <text:p text:style-name="P1">Play</text:p>
        </text:list-item>
        <text:list-item>
          <text:p text:style-name="P1">Stop</text:p>
        </text:list-item>
        <text:list-item>
          <text:p text:style-name="P1">Pause (idempotent, not required for streams)</text:p>
        </text:list-item>
        <text:list-item>
          <text:p text:style-name="P1">Volume(up,down,mute,goto level)</text:p>
        </text:list-item>
      </text:list>
      <text:p text:style-name="Standard"/>
      <text:p text:style-name="P5">information:</text:p>
      <text:p text:style-name="Standard"/>
      <text:p text:style-name="Standard"><text:tab/>state, volume</text:p>
      <text:p text:style-name="Standard"/>
      <text:h text:style-name="Heading_20_2" text:outline-level="2">Track</text:h>
      <text:p text:style-name="Standard"/>
      <text:list text:style-name="L2">
        <text:list-item>
          <text:p text:style-name="P6">Next</text:p>
        </text:list-item>
        <text:list-item>
          <text:p text:style-name="P6">Previous</text:p>
        </text:list-item>
      </text:list>
      <text:p text:style-name="Standard"/>
      <text:p text:style-name="P5">Advanced:</text:p>
      <text:p text:style-name="Standard"/>
      <text:list text:style-name="L3">
        <text:list-item>
          <text:p text:style-name="P8">List of tracks (chunking for UI response)</text:p>
        </text:list-item>
        <text:list-item>
          <text:p text:style-name="P8">Choose track from list</text:p>
        </text:list-item>
      </text:list>
      <text:p text:style-name="Standard"/>
      <text:p text:style-name="P5">information:</text:p>
      <text:p text:style-name="Standard"><text:tab/></text:p>
      <text:p text:style-name="Standard"><text:tab/>Name, Artist, [Album,Playlist,Artwork]</text:p>
      <text:p text:style-name="Standard"/>
      <text:h text:style-name="Heading_20_2" text:outline-level="2">Playlists</text:h>
      <text:p text:style-name="Standard"/>
      <text:list text:style-name="L4">
        <text:list-item>
          <text:p text:style-name="P10">Serve list of playlists</text:p>
        </text:list-item>
        <text:list-item>
          <text:p text:style-name="P10">Choose playlist from list</text:p>
        </text:list-item>
      </text:list>
      <text:p text:style-name="Standard"/>
      <text:p text:style-name="P5">information:</text:p>
      <text:p text:style-name="Standard"/>
      <text:p text:style-name="Standard"><text:tab/>name, de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ndy Harris</meta:initial-creator>
    <meta:creation-date>2007-12-05T14:01:48</meta:creation-date>
    <dc:creator>Andy Harris</dc:creator>
    <dc:date>2007-12-05T14:12:57</dc:date>
    <meta:editing-cycles>3</meta:editing-cycles>
    <meta:editing-duration>PT11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67" meta:character-count="461"/>
  </office:meta>
</office:document-meta>
</file>